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538cm" style:rel-column-width="10028*"/>
    </style:style>
    <style:style style:name="Table1.B" style:family="table-column">
      <style:table-column-properties style:column-width="6.512cm" style:rel-column-width="2572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Text_20_body_20_indent_20_2">
      <style:text-properties fo:language="en" fo:country="none"/>
    </style:style>
    <style:style style:name="P21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0" style:family="text">
      <style:text-properties style:language-asian="zh" style:country-asian="TW"/>
    </style:style>
    <style:style style:name="T11" style:family="text">
      <style:text-properties style:font-name="Verdana" fo:font-size="10pt" style:font-name-asian="Verdana" style:font-size-asian="10pt" style:font-name-complex="Verdana" style:font-size-complex="10pt"/>
    </style:style>
    <style:style style:name="T12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3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4" style:family="text">
      <style:text-properties style:font-name="CourierNewPSMT" style:font-name-asian="CourierNewPSMT" style:font-name-complex="CourierNewPSMT"/>
    </style:style>
    <style:style style:name="T15" style:family="text">
      <style:text-properties style:font-name="Verdana-Italic" fo:font-style="italic" style:font-name-asian="Verdana-Italic" style:font-style-asian="italic" style:font-name-complex="Verdana-Italic" style:font-style-complex="italic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<text:span text:style-name="T10">bobox</text:span></text:h>
      <text:p text:style-name="P20">Components: <text:span text:style-name="Source_20_Text">combobox</text:span> and <text:span text:style-name="Source_20_Text">comboitem</text:span>.</text:p>
      <text:p text:style-name="P20">A <text:span text:style-name="Source_20_Text">combobox</text:span> is a special text box that embeds a drop-down list. With <text:span text:style-name="Source_20_Text">comboboxes</text:span>, users are allowed to select from a drop-down list, in addition to entering the text manually. </text:p>
      <text:p text:style-name="P20"><draw:frame draw:style-name="fr1" draw:name="graphics1" text:anchor-type="paragraph" svg:width="5.025cm" svg:height="2.064cm" draw:z-index="0"><draw:image xlink:href="../images/combobox.png" xlink:type="simple" xlink:show="embed" xlink:actuate="onLoad"/></draw:frame></text:p>
      <text:p text:style-name="Code_20_Indent_20_2">&lt;combobox&gt;</text:p>
      <text:p text:style-name="Code_20_Indent_20_2"><text:tab/>&lt;comboitem label="Simple and Rich"/&gt;</text:p>
      <text:p text:style-name="Code_20_Indent_20_2"><text:tab/>&lt;comboitem label="Cool!"/&gt;</text:p>
      <text:p text:style-name="Code_20_Indent_20_2"><text:tab/>&lt;comboitem label="Ajax and RIA"/&gt;</text:p>
      <text:p text:style-name="Code_20_Indent_20_2">&lt;/combobox&gt;</text:p>
      <text:h text:style-name="P13" text:outline-level="4">Class Name</text:h>
      <text:p text:style-name="P22"><text:span text:style-name="Source_20_Text"><text:span text:style-name="T3">org.zkoss.zul.Combobox</text:span></text:span></text:p>
      <text:h text:style-name="P14" text:outline-level="4">Supported Child Components</text:h>
      <text:p text:style-name="Text_20_body_20_indent_20_2">*org.zkoss.zul.Comboitem </text:p>
      <text:h text:style-name="P14" text:outline-level="4">Supported Events</text:h>
      <text:h text:style-name="P21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10"><text:span text:style-name="Source_20_Text">onChange</text:span></text:p>
          </table:table-cell>
          <table:table-cell table:style-name="Table4.B2" office:value-type="string">
            <text:p text:style-name="P9"><text:a xlink:type="simple" xlink:href="../../../../home/robbiecheng/prj/zk1/zkdoc/devref/ch4/InputEvent.xml"><text:span text:style-name="Source_20_Text"><text:span text:style-name="T1">org.zkoss.zk.ui.event.Input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e content of an input component has been</text:span></text:span></text:p>
            <text:p text:style-name="P19"><text:span text:style-name="T11">modified by the user.</text:span><text:span text:style-name="Source_20_Text"><text:span text:style-name="T1"> 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/></text:p>
            <text:p text:style-name="P10"><text:span text:style-name="Source_20_Text">onChanging</text:span></text:p>
          </table:table-cell>
          <table:table-cell table:style-name="Table4.B2" office:value-type="string">
            <text:p text:style-name="P9"><text:a xlink:type="simple" xlink:href="../../../../home/robbiecheng/prj/zk1/zkdoc/devref/ch4/InputEvent.xml"><text:span text:style-name="Source_20_Text"><text:span text:style-name="T1">org.zkoss.zk.ui.event.InputEvent</text:span></text:span></text:a></text:p>
            <text:p text:style-name="P9"><text:span text:style-name="Source_20_Text"><text:span text:style-name="T1"/></text:span></text:p>
            <text:p text:style-name="P9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at user is changing the content of an input </text:span></text:span><text:span text:style-name="T11">component. Notice that the component's content (at the server) won't be changed until </text:span><text:span text:style-name="Source_20_Text"><text:span text:style-name="T16">onChange</text:span></text:span><text:span text:style-name="T13"> </text:span><text:span text:style-name="T11">is received.</text:span></text:p>
            <text:p text:style-name="P18"><text:span text:style-name="T11">Thus, you have to invoke the </text:span><text:span text:style-name="Source_20_Text"><text:span text:style-name="T16">getValue</text:span></text:span><text:span text:style-name="T13"> </text:span><text:span text:style-name="T11">method in the </text:span><text:span text:style-name="Source_20_Text"><text:span text:style-name="T16">InputEvent</text:span></text:span><text:span text:style-name="T13"> </text:span><text:span text:style-name="T11">class to retrieve the temporary value.</text:span></text:p>
          </table:table-cell>
        </table:table-row>
        <table:table-row>
          <table:table-cell table:style-name="Table4.A2" office:value-type="string">
            <text:p text:style-name="P10"><text:span text:style-name="Source_20_Text">onSelection</text:span></text:p>
          </table:table-cell>
          <table:table-cell table:style-name="Table4.B2" office:value-type="string">
            <text:p text:style-name="P9"><text:a xlink:type="simple" xlink:href="../../../../home/robbiecheng/prj/zk1/zkdoc/devref/ch4/SelectionEvent.xml"><text:span text:style-name="Source_20_Text"><text:span text:style-name="T1">org.zkoss.zk.ui.event.Selection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at user is selecting a portion of the text of an </text:span></text:span><text:span text:style-name="T11">input component. You can retrieve the start and end position of the selected text by use of the </text:span><text:span text:style-name="Source_20_Text"><text:span text:style-name="T16">getStart</text:span></text:span><text:span text:style-name="T13"> </text:span><text:span text:style-name="T11">and </text:span><text:span text:style-name="Source_20_Text"><text:span text:style-name="T16">getEnd</text:span></text:span><text:span text:style-name="T13"> </text:span><text:span text:style-name="T11">method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lose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Open</text:span></text:p>
          </table:table-cell>
          <table:table-cell table:style-name="Table4.B2" office:value-type="string">
            <text:p text:style-name="P9"><text:a xlink:type="simple" xlink:href="../OpenEvent.xml"><text:span text:style-name="Source_20_Text">org.zkoss.zk.ui.event.Open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</text:span><text:span text:style-name="Source_20_Text"><text:span text:style-name="T11">Denotes user has opened or closed a component. Note:</text:span></text:span></text:p>
            <text:p text:style-name="P16">unlike <text:span text:style-name="Source_20_Text">onClose</text:span>, this event is only a notification. The</text:p>
            <text:p text:style-name="P16">client sends this event after opening or closing the</text:p>
            <text:p text:style-name="P16">component.</text:p>
            <text:p text:style-name="P16">It is useful to implement <text:span text:style-name="T15">load-on-demand </text:span>by listening to</text:p>
            <text:p text:style-name="P16">the <text:span text:style-name="Source_20_Text">onOpen</text:span><text:span text:style-name="T14"> </text:span>event, and creating components when the</text:p>
            <text:p text:style-name="P17">first time the component is opened.</text:p>
          </table:table-cell>
        </table:table-row>
      </table:table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8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6">aut</text:span></text:span><text:span text:style-name="Source_20_Text"><text:span text:style-name="T8">ocomplete</text:span></text:span></text:p>
          </table:table-cell>
          <table:table-cell table:style-name="Table1.A2" office:value-type="string">
            <text:p text:style-name="P5"><text:span text:style-name="Source_20_Text"><text:span text:style-name="T6">Sets whether to automatically complete this text box by matching the nearest item. </text:span></text:span></text:p>
          </table:table-cell>
          <table:table-cell table:style-name="Table1.A2" office:value-type="string">
            <text:p text:style-name="P1"><text:span text:style-name="Source_20_Text"><text:span text:style-name="T6">boo</text:span></text:span><text:span text:style-name="Source_20_Text"><text:span text:style-name="T8">lean</text:span></text:span></text:p>
          </table:table-cell>
          <table:table-cell table:style-name="Table1.D2" office:value-type="string">
            <text:p text:style-name="P10"><text:span text:style-name="Source_20_Text"><text:span text:style-name="T7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6">aut</text:span></text:span><text:span text:style-name="Source_20_Text"><text:span text:style-name="T8">odrop</text:span></text:span></text:p>
          </table:table-cell>
          <table:table-cell table:style-name="Table1.A2" office:value-type="string">
            <text:p text:style-name="P2">Sets whether to automatically drop the list if users is changing this text box. </text:p>
          </table:table-cell>
          <table:table-cell table:style-name="Table1.A2" office:value-type="string">
            <text:p text:style-name="P1"><text:span text:style-name="Source_20_Text"><text:span text:style-name="T6">boolean</text:span></text:span></text:p>
          </table:table-cell>
          <table:table-cell table:style-name="Table1.D2" office:value-type="string">
            <text:p text:style-name="P1"><text:span text:style-name="Source_20_Text"><text:span text:style-name="T6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buttonVisible</text:span></text:span></text:p>
          </table:table-cell>
          <table:table-cell table:style-name="Table1.B4" office:value-type="string">
            <text:p text:style-name="P9">Sets whether the button (on the right of the textbox) is visible. </text:p>
          </table:table-cell>
          <table:table-cell table:style-name="Table1.A2" office:value-type="string">
            <text:p text:style-name="P1"><text:span text:style-name="Source_20_Text"><text:span text:style-name="T6">boo</text:span></text:span><text:span text:style-name="Source_20_Text"><text:span text:style-name="T8">lean</text:span></text:span></text:p>
          </table:table-cell>
          <table:table-cell table:style-name="Table1.D2" office:value-type="string">
            <text:p text:style-name="P3">true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image</text:span></text:span></text:p>
          </table:table-cell>
          <table:table-cell table:style-name="Table1.B4" office:value-type="string">
            <text:p text:style-name="P9"><text:span text:style-name="Source_20_Text"><text:span text:style-name="T7">Sets the URI of the button image. </text:span></text:span></text:p>
          </table:table-cell>
          <table:table-cell table:style-name="Table1.A2" office:value-type="string">
            <text:p text:style-name="Standard"><text:span text:style-name="Source_20_Text"><text:span text:style-name="T6">java.lang.String</text:span></text:span></text:p>
          </table:table-cell>
          <table:table-cell table:style-name="Table1.D2" office:value-type="string">
            <text:p text:style-name="P10"><text:span text:style-name="Source_20_Text"><text:span text:style-name="T7">&lt;</text:span></text:span><text:span text:style-name="Source_20_Text"><text:span text:style-name="T7">null&gt;</text:span></text:span></text:p>
          </table:table-cell>
        </table:table-row>
      </table:table>
      <text:p text:style-name="P12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4">Value: <text:span text:style-name="Source_20_Text"><text:span text:style-name="T1">true</text:span></text:span></text:p>
            <text:p text:style-name="Table_20_Contents"><text:span text:style-name="T4">Note:</text:span>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0">lean</text:span></text:span></text:p>
          </table:table-cell>
        </table:table-row>
        <table:table-row>
          <table:table-cell table:style-name="Table3.A2" office:value-type="string">
            <text:p text:style-name="Table_20_Contents">appendItem(java.lang.String)</text:p>
          </table:table-cell>
          <table:table-cell table:style-name="Table3.A2" office:value-type="string">
            <text:p text:style-name="Table_20_Contents">Appends an item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getInnerAttrs() 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C2" office:value-type="string">
            <text:p text:style-name="Table_20_Contents"><text:span text:style-name="Source_20_Text">java.lang.Str</text:span><text:span text:style-name="Source_20_Text"><text:span text:style-name="T10">ing</text:span></text:span></text:p>
          </table:table-cell>
        </table:table-row>
        <table:table-row>
          <table:table-cell table:style-name="Table3.A2" office:value-type="string">
            <text:p text:style-name="Table_20_Contents">getItemAtIndex(int) </text:p>
          </table:table-cell>
          <table:table-cell table:style-name="Table3.A2" office:value-type="string">
            <text:p text:style-name="Table_20_Contents">Returns the item at the specified index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getItemCount()</text:p>
          </table:table-cell>
          <table:table-cell table:style-name="Table3.A2" office:value-type="string">
            <text:p text:style-name="Table_20_Contents">Returns the<text:span text:style-name="T10"> number of items.</text:span>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getItems()</text:p>
          </table:table-cell>
          <table:table-cell table:style-name="Table3.A2" office:value-type="string">
            <text:p text:style-name="Table_20_Contents">Returns a 'live' list of all org<text:span text:style-name="T10">.zkoss.zul.Comboitem.</text:span></text:p>
          </table:table-cell>
          <table:table-cell table:style-name="Table3.C2" office:value-type="string">
            <text:p text:style-name="Table_20_Contents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able_20_Contents">getOuterAttrs(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6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getSelectedItem()</text:p>
          </table:table-cell>
          <table:table-cell table:style-name="Table3.A2" office:value-type="string">
            <text:p text:style-name="Table_20_Contents">Returns the selected item, or null if no matched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ins<text:span text:style-name="T10">ertBefore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0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Added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Removed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ItemAt(int)</text:span></text:p>
          </table:table-cell>
          <table:table-cell table:style-name="Table3.A2" office:value-type="string">
            <text:p text:style-name="Table_20_Contents">Removes the child item in the list box at the given index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Multiline(boolean)</text:span></text:p>
          </table:table-cell>
          <table:table-cell table:style-name="Table3.A2" office:value-type="string">
            <text:p text:style-name="Table_20_Contents">Sets whether it is mul<text:span text:style-name="T10">tiline.</text:span></text:p>
            <text:p text:style-name="P9"><text:span text:style-name="T5">Note: </text:span><text:span text:style-name="T9">Combobox doesn't support multiline.</text:span>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Rows(int)</text:span></text:p>
          </table:table-cell>
          <table:table-cell table:style-name="Table3.A2" office:value-type="string">
            <text:p text:style-name="Table_20_Contents">Sets the<text:span text:style-name="T10"> rows.</text:span></text:p>
            <text:p text:style-name="P4"><text:span text:style-name="T10">Note: </text:span><text:span text:style-name="T2">Combobox doesn't support multiple rows.</text:span>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Textbox.xml">org.zkoss.zul.Textbox</text:a></text:p>
          </table:table-cell>
        </table:table-row>
        <table:table-row>
          <table:table-cell table:style-name="Table2.A2" office:value-type="string">
            <text:p text:style-name="P11"><text:a xlink:type="simple" xlink:href="../InputElement.xml">org.zkoss.zul.impl.InputElement</text:a></text:p>
          </table:table-cell>
        </table:table-row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1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1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55:19</dc:date>
    <dc:language>en-US</dc:language>
    <meta:editing-cycles>76</meta:editing-cycles>
    <meta:editing-duration>PT4H18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15" meta:word-count="439" meta:character-count="3292"/>
  </office:meta>
</office:document-meta>
</file>